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F0000010A65B73D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1.5465in" draw:z-index="0"><draw:image xlink:href="Pictures/100000010000047F0000010A65B73D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2-12T16:45:19.858778166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